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OXYGEN</text:p>
          </table:table-cell>
          <table:table-cell/>
          <table:table-cell office:value-type="string" calcext:value-type="string">
            <text:p>EXPERIMENT</text:p>
          </table:table-cell>
          <table:table-cell table:number-columns-repeated="2"/>
          <table:table-cell office:value-type="string" calcext:value-type="string">
            <text:p>USDA</text:p>
          </table:table-cell>
          <table:table-cell table:number-columns-repeated="2"/>
          <table:table-cell office:value-type="string" calcext:value-type="string">
            <text:p>UDSB</text:p>
          </table:table-cell>
          <table:table-cell table:number-columns-repeated="2"/>
          <table:table-cell office:value-type="string" calcext:value-type="string">
            <text:p>USDA</text:p>
          </table:table-cell>
          <table:table-cell office:value-type="string" calcext:value-type="string">
            <text:p>dUSDA</text:p>
          </table:table-cell>
          <table:table-cell office:value-type="string" calcext:value-type="string">
            <text:p>USDB</text:p>
          </table:table-cell>
          <table:table-cell office:value-type="string" calcext:value-type="string">
            <text:p>dUSD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2.1" calcext:value-type="float">
            <text:p>1982.1</text:p>
          </table:table-cell>
          <table:table-cell office:value-type="float" office:value="3554.8" calcext:value-type="float">
            <text:p>3554.8</text:p>
          </table:table-cell>
          <table:table-cell/>
          <table:table-cell office:value-type="float" office:value="2023" calcext:value-type="float">
            <text:p>2023</text:p>
          </table:table-cell>
          <table:table-cell office:value-type="float" office:value="3354" calcext:value-type="float">
            <text:p>3354</text:p>
          </table:table-cell>
          <table:table-cell/>
          <table:table-cell office:value-type="float" office:value="1998" calcext:value-type="float">
            <text:p>1998</text:p>
          </table:table-cell>
          <table:table-cell office:value-type="float" office:value="3527" calcext:value-type="float">
            <text:p>3527</text:p>
          </table:table-cell>
          <table:table-cell table:number-columns-repeated="2"/>
          <table:table-cell table:formula="of:=(([.B4]-[.E4])^2+([.C4]-[.F4])^2+([.D4]-[.G4])^2)/([.B4]^2+[.C4]^2+[.D4]^2)" office:value-type="float" office:value="0.0025350214335839" calcext:value-type="float">
            <text:p>0.002535021433584</text:p>
          </table:table-cell>
          <table:table-cell/>
          <table:table-cell table:formula="of:=(([.B4]-[.H4])^2+([.C4]-[.I4])^2+([.D4]-[.J4])^2)/([.B4]^2+[.C4]^2+[.D4]^2)" office:value-type="float" office:value="0.0000619154828516199" calcext:value-type="float">
            <text:p>6.19154828516199E-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471.7" calcext:value-type="float">
            <text:p>1471.7</text:p>
          </table:table-cell>
          <table:table-cell office:value-type="float" office:value="2371.5" calcext:value-type="float">
            <text:p>2371.5</text:p>
          </table:table-cell>
          <table:table-cell office:value-type="float" office:value="278" calcext:value-type="float">
            <text:p>278</text:p>
          </table:table-cell>
          <table:table-cell office:value-type="float" office:value="1422" calcext:value-type="float">
            <text:p>1422</text:p>
          </table:table-cell>
          <table:table-cell office:value-type="float" office:value="2286" calcext:value-type="float">
            <text:p>2286</text:p>
          </table:table-cell>
          <table:table-cell office:value-type="float" office:value="118" calcext:value-type="float">
            <text:p>118</text:p>
          </table:table-cell>
          <table:table-cell office:value-type="float" office:value="1567" calcext:value-type="float">
            <text:p>1567</text:p>
          </table:table-cell>
          <table:table-cell office:value-type="float" office:value="2370" calcext:value-type="float">
            <text:p>2370</text:p>
          </table:table-cell>
          <table:table-cell/>
          <table:table-cell table:formula="of:=(([.B5]-[.E5])^2+([.C5]-[.F5])^2+([.D5]-[.G5])^2)/([.B5]^2+[.C5]^2+[.D5]^2)" office:value-type="float" office:value="0.00550117060890211" calcext:value-type="float">
            <text:p>0.005501170608902</text:p>
          </table:table-cell>
          <table:table-cell/>
          <table:table-cell table:formula="of:=(([.B5]-[.H5])^2+([.C5]-[.I5])^2+([.D5]-[.J5])^2)/([.B5]^2+[.C5]^2+[.D5]^2)" office:value-type="float" office:value="0.00122684723233086" calcext:value-type="float">
            <text:p>0.00122684723233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3.7" calcext:value-type="float">
            <text:p>1673.7</text:p>
          </table:table-cell>
          <table:table-cell office:value-type="float" office:value="3570" calcext:value-type="float">
            <text:p>3570</text:p>
          </table:table-cell>
          <table:table-cell office:value-type="float" office:value="4072" calcext:value-type="float">
            <text:p>4072</text:p>
          </table:table-cell>
          <table:table-cell office:value-type="float" office:value="1810" calcext:value-type="float">
            <text:p>1810</text:p>
          </table:table-cell>
          <table:table-cell office:value-type="float" office:value="3472" calcext:value-type="float">
            <text:p>3472</text:p>
          </table:table-cell>
          <table:table-cell office:value-type="float" office:value="4047" calcext:value-type="float">
            <text:p>4047</text:p>
          </table:table-cell>
          <table:table-cell office:value-type="float" office:value="1746" calcext:value-type="float">
            <text:p>1746</text:p>
          </table:table-cell>
          <table:table-cell office:value-type="float" office:value="3619" calcext:value-type="float">
            <text:p>3619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(([.B6]-[.E6])^2+([.C6]-[.F6])^2+([.D6]-[.G6])^2)/([.B6]^2+[.C6]^2+[.D6]^2)" office:value-type="float" office:value="0.000896640553861904" calcext:value-type="float">
            <text:p>0.000896640553862</text:p>
          </table:table-cell>
          <table:table-cell/>
          <table:table-cell table:formula="of:=(([.B6]-[.H6])^2+([.C6]-[.I6])^2+([.D6]-[.J6])^2)/([.B6]^2+[.C6]^2+[.D6]^2)" office:value-type="float" office:value="0.000446731132760712" calcext:value-type="float">
            <text:p>0.0004467311327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0" calcext:value-type="float">
            <text:p>1220</text:p>
          </table:table-cell>
          <table:table-cell office:value-type="float" office:value="2133" calcext:value-type="float">
            <text:p>2133</text:p>
          </table:table-cell>
          <table:table-cell office:value-type="float" office:value="3026" calcext:value-type="float">
            <text:p>3026</text:p>
          </table:table-cell>
          <table:table-cell office:value-type="float" office:value="1277" calcext:value-type="float">
            <text:p>1277</text:p>
          </table:table-cell>
          <table:table-cell office:value-type="float" office:value="2186" calcext:value-type="float">
            <text:p>2186</text:p>
          </table:table-cell>
          <table:table-cell office:value-type="float" office:value="2940" calcext:value-type="float">
            <text:p>2940</text:p>
          </table:table-cell>
          <table:table-cell office:value-type="float" office:value="1375" calcext:value-type="float">
            <text:p>1375</text:p>
          </table:table-cell>
          <table:table-cell office:value-type="float" office:value="1998" calcext:value-type="float">
            <text:p>1998</text:p>
          </table:table-cell>
          <table:table-cell office:value-type="float" office:value="2965" calcext:value-type="float">
            <text:p>2965</text:p>
          </table:table-cell>
          <table:table-cell/>
          <table:table-cell table:formula="of:=(([.B7]-[.E7])^2+([.C7]-[.F7])^2+([.D7]-[.G7])^2)/([.B7]^2+[.C7]^2+[.D7]^2)" office:value-type="float" office:value="0.000885436530278685" calcext:value-type="float">
            <text:p>0.000885436530279</text:p>
          </table:table-cell>
          <table:table-cell/>
          <table:table-cell table:formula="of:=(([.B7]-[.H7])^2+([.C7]-[.I7])^2+([.D7]-[.J7])^2)/([.B7]^2+[.C7]^2+[.D7]^2)" office:value-type="float" office:value="0.00302544988356187" calcext:value-type="float">
            <text:p>0.00302544988356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99" calcext:value-type="float">
            <text:p>3199</text:p>
          </table:table-cell>
          <table:table-cell office:value-type="float" office:value="4680" calcext:value-type="float">
            <text:p>4680</text:p>
          </table:table-cell>
          <table:table-cell office:value-type="float" office:value="6724" calcext:value-type="float">
            <text:p>6724</text:p>
          </table:table-cell>
          <table:table-cell office:value-type="float" office:value="3199" calcext:value-type="float">
            <text:p>3199</text:p>
          </table:table-cell>
          <table:table-cell office:value-type="float" office:value="4584" calcext:value-type="float">
            <text:p>4584</text:p>
          </table:table-cell>
          <table:table-cell office:value-type="float" office:value="6938" calcext:value-type="float">
            <text:p>6938</text:p>
          </table:table-cell>
          <table:table-cell office:value-type="float" office:value="3158" calcext:value-type="float">
            <text:p>3158</text:p>
          </table:table-cell>
          <table:table-cell office:value-type="float" office:value="4795" calcext:value-type="float">
            <text:p>4795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(([.B8]-[.E8])^2+([.C8]-[.F8])^2+([.D8]-[.G8])^2)/([.B8]^2+[.C8]^2+[.D8]^2)" office:value-type="float" office:value="0.000711225553512399" calcext:value-type="float">
            <text:p>0.000711225553512</text:p>
          </table:table-cell>
          <table:table-cell/>
          <table:table-cell table:formula="of:=(([.B8]-[.H8])^2+([.C8]-[.I8])^2+([.D8]-[.J8])^2)/([.B8]^2+[.C8]^2+[.D8]^2)" office:value-type="float" office:value="0.000193760222687601" calcext:value-type="float">
            <text:p>0.00019376022268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#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90" calcext:value-type="float">
            <text:p>479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LOURINE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office:value-type="string" calcext:value-type="string">
            <text:p>E(1)</text:p>
          </table:table-cell>
          <table:table-cell office:value-type="string" calcext:value-type="string">
            <text:p>E(2)</text:p>
          </table:table-cell>
          <table:table-cell office:value-type="string" calcext:value-type="string">
            <text:p>E(3)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37.2" calcext:value-type="float">
            <text:p>937.2</text:p>
          </table:table-cell>
          <table:table-cell office:value-type="float" office:value="1121.4" calcext:value-type="float">
            <text:p>1121.4</text:p>
          </table:table-cell>
          <table:table-cell office:value-type="float" office:value="1041.55" calcext:value-type="float">
            <text:p>1041.55</text:p>
          </table:table-cell>
          <table:table-cell office:value-type="float" office:value="830" calcext:value-type="float">
            <text:p>830</text:p>
          </table:table-cell>
          <table:table-cell office:value-type="float" office:value="1110" calcext:value-type="float">
            <text:p>1110</text:p>
          </table:table-cell>
          <table:table-cell office:value-type="float" office:value="1592" calcext:value-type="float">
            <text:p>1592</text:p>
          </table:table-cell>
          <table:table-cell office:value-type="float" office:value="945" calcext:value-type="float">
            <text:p>945</text:p>
          </table:table-cell>
          <table:table-cell office:value-type="float" office:value="1241" calcext:value-type="float">
            <text:p>1241</text:p>
          </table:table-cell>
          <table:table-cell office:value-type="float" office:value="1481" calcext:value-type="float">
            <text:p>1481</text:p>
          </table:table-cell>
          <table:table-cell/>
          <table:table-cell table:formula="of:=(([.B13]-[.E13])^2+([.C13]-[.F13])^2+([.D13]-[.G13])^2)/([.B13]^2+c^2+d^2)" office:value-type="string" office:string-value="" calcext:value-type="error">
            <text:p>#NAME?</text:p>
          </table:table-cell>
          <table:table-cell table:formula="of:=(([.B13]-[.E13])^2+([.C13]-[.F13])^2+([.D13]-[.G13])^2)/([.B13]^2+[.C13]^2+[.D13]^2)" office:value-type="float" office:value="0.0976856587801981" calcext:value-type="float">
            <text:p>0.097685658780198</text:p>
          </table:table-cell>
          <table:table-cell table:style-name="ce1" table:formula="of:=(([.B14]-[.H14])^2+([.C14]-[.I14])^2+([.D14]-[.J14])^2)/([.B14]^2+c^2+d^2)" office:value-type="string" office:string-value="" calcext:value-type="error">
            <text:p>#NAME?</text:p>
          </table:table-cell>
          <table:table-cell table:formula="of:=(([.B13]-[.H13])^2+([.C13]-[.I13])^2+([.D13]-[.J13])^2)/([.B13]^2+[.C13]^2+[.D13]^2)" office:value-type="float" office:value="0.0644210184390338" calcext:value-type="float">
            <text:p>0.0644210184390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7.14" calcext:value-type="float">
            <text:p>197.14</text:p>
          </table:table-cell>
          <table:table-cell table:style-name="ce2" office:value-type="float" office:value="1554" calcext:value-type="float">
            <text:p>1554</text:p>
          </table:table-cell>
          <table:table-cell office:value-type="float" office:value="2779.9" calcext:value-type="float">
            <text:p>2779.9</text:p>
          </table:table-cell>
          <table:table-cell office:value-type="float" office:value="47" calcext:value-type="float">
            <text:p>47</text:p>
          </table:table-cell>
          <table:table-cell office:value-type="float" office:value="1675" calcext:value-type="float">
            <text:p>1675</text:p>
          </table:table-cell>
          <table:table-cell office:value-type="float" office:value="2521" calcext:value-type="float">
            <text:p>2521</text:p>
          </table:table-cell>
          <table:table-cell office:value-type="float" office:value="77" calcext:value-type="float">
            <text:p>77</text:p>
          </table:table-cell>
          <table:table-cell office:value-type="float" office:value="1770" calcext:value-type="float">
            <text:p>1770</text:p>
          </table:table-cell>
          <table:table-cell office:value-type="float" office:value="2599" calcext:value-type="float">
            <text:p>2599</text:p>
          </table:table-cell>
          <table:table-cell/>
          <table:table-cell table:formula="of:=(([.B14]-[.E14])^2+([.C14]-[.F14])^2+([.D14]-[.G14])^2)/([.B14]^2+c^2+d^2)" office:value-type="string" office:string-value="" calcext:value-type="error">
            <text:p>#NAME?</text:p>
          </table:table-cell>
          <table:table-cell table:formula="of:=(([.B14]-[.E14])^2+([.C14]-[.F14])^2+([.D14]-[.G14])^2)/([.B14]^2+[.C14]^2+[.D14]^2)" office:value-type="float" office:value="0.0102353247045248" calcext:value-type="float">
            <text:p>0.010235324704525</text:p>
          </table:table-cell>
          <table:table-cell table:style-name="ce1" table:formula="of:=(([.B15]-[.H15])^2+([.C15]-[.I15])^2+([.D15]-[.J15])^2)/([.B15]^2+c^2+d^2)" office:value-type="string" office:string-value="" calcext:value-type="error">
            <text:p>#NAME?</text:p>
          </table:table-cell>
          <table:table-cell table:formula="of:=(([.B14]-[.H14])^2+([.C14]-[.I14])^2+([.D14]-[.J14])^2)/([.B14]^2+[.C14]^2+[.D14]^2)" office:value-type="float" office:value="0.00921409274718926" calcext:value-type="float">
            <text:p>0.0092140927471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6" calcext:value-type="float">
            <text:p>656</text:p>
          </table:table-cell>
          <table:table-cell office:value-type="float" office:value="822.7" calcext:value-type="float">
            <text:p>822.7</text:p>
          </table:table-cell>
          <table:table-cell office:value-type="float" office:value="1056.88" calcext:value-type="float">
            <text:p>1056.88</text:p>
          </table:table-cell>
          <table:table-cell office:value-type="float" office:value="580" calcext:value-type="float">
            <text:p>580</text:p>
          </table:table-cell>
          <table:table-cell office:value-type="float" office:value="814" calcext:value-type="float">
            <text:p>814</text:p>
          </table:table-cell>
          <table:table-cell office:value-type="float" office:value="1217" calcext:value-type="float">
            <text:p>1217</text:p>
          </table:table-cell>
          <table:table-cell office:value-type="float" office:value="596" calcext:value-type="float">
            <text:p>596</text:p>
          </table:table-cell>
          <table:table-cell office:value-type="float" office:value="852" calcext:value-type="float">
            <text:p>852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(([.B15]-[.E15])^2+([.C15]-[.F15])^2+([.D15]-[.G15])^2)/([.B15]^2+c^2+d^2)" office:value-type="string" office:string-value="" calcext:value-type="error">
            <text:p>#NAME?</text:p>
          </table:table-cell>
          <table:table-cell table:formula="of:=(([.B15]-[.E15])^2+([.C15]-[.F15])^2+([.D15]-[.G15])^2)/([.B15]^2+[.C15]^2+[.D15]^2)" office:value-type="float" office:value="0.0141581588602854" calcext:value-type="float">
            <text:p>0.014158158860286</text:p>
          </table:table-cell>
          <table:table-cell table:style-name="ce1" table:formula="of:=(([.B16]-[.H16])^2+([.C16]-[.I16])^2+([.D16]-[.J16])^2)/([.B16]^2+c^2+d^2)" office:value-type="string" office:string-value="" calcext:value-type="error">
            <text:p>#NAME?</text:p>
          </table:table-cell>
          <table:table-cell table:formula="of:=(([.B15]-[.H15])^2+([.C15]-[.I15])^2+([.D15]-[.J15])^2)/([.B15]^2+[.C15]^2+[.D15]^2)" office:value-type="float" office:value="0.0122723469098739" calcext:value-type="float">
            <text:p>0.0122723469098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9.9" calcext:value-type="float">
            <text:p>279.9</text:p>
          </table:table-cell>
          <table:table-cell office:value-type="float" office:value="1730.4" calcext:value-type="float">
            <text:p>1730.4</text:p>
          </table:table-cell>
          <table:table-cell office:value-type="float" office:value="1754.8" calcext:value-type="float">
            <text:p>1754.8</text:p>
          </table:table-cell>
          <table:table-cell office:value-type="float" office:value="254" calcext:value-type="float">
            <text:p>254</text:p>
          </table:table-cell>
          <table:table-cell office:value-type="float" office:value="1730" calcext:value-type="float">
            <text:p>1730</text:p>
          </table:table-cell>
          <table:table-cell office:value-type="float" office:value="1849" calcext:value-type="float">
            <text:p>1849</text:p>
          </table:table-cell>
          <table:table-cell office:value-type="float" office:value="315" calcext:value-type="float">
            <text:p>315</text:p>
          </table:table-cell>
          <table:table-cell office:value-type="float" office:value="1750" calcext:value-type="float">
            <text:p>1750</text:p>
          </table:table-cell>
          <table:table-cell office:value-type="float" office:value="1804" calcext:value-type="float">
            <text:p>1804</text:p>
          </table:table-cell>
          <table:table-cell/>
          <table:table-cell table:formula="of:=(([.B16]-[.E16])^2+([.C16]-[.F16])^2+([.D16]-[.G16])^2)/([.B16]^2+c^2+d^2)" office:value-type="string" office:string-value="" calcext:value-type="error">
            <text:p>#NAME?</text:p>
          </table:table-cell>
          <table:table-cell table:formula="of:=(([.B16]-[.E16])^2+([.C16]-[.F16])^2+([.D16]-[.G16])^2)/([.B16]^2+[.C16]^2+[.D16]^2)" office:value-type="float" office:value="0.00155147686875105" calcext:value-type="float">
            <text:p>0.001551476868751</text:p>
          </table:table-cell>
          <table:table-cell table:style-name="ce1" table:formula="of:=(([.B17]-[.H17])^2+([.C17]-[.I17])^2+([.D17]-[.J17])^2)/([.B17]^2+c^2+d^2)" office:value-type="string" office:string-value="" calcext:value-type="error">
            <text:p>#NAME?</text:p>
          </table:table-cell>
          <table:table-cell table:formula="of:=(([.B16]-[.H16])^2+([.C16]-[.I16])^2+([.D16]-[.J16])^2)/([.B16]^2+[.C16]^2+[.D16]^2)" office:value-type="float" office:value="0.000656183682575077" calcext:value-type="float">
            <text:p>0.0006561836825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.65" calcext:value-type="float">
            <text:p>71.65</text:p>
          </table:table-cell>
          <table:table-cell office:value-type="float" office:value="709.1" calcext:value-type="float">
            <text:p>709.1</text:p>
          </table:table-cell>
          <table:table-cell office:value-type="float" office:value="1413.2" calcext:value-type="float">
            <text:p>1413.2</text:p>
          </table:table-cell>
          <table:table-cell office:value-type="float" office:value="181" calcext:value-type="float">
            <text:p>181</text:p>
          </table:table-cell>
          <table:table-cell office:value-type="float" office:value="655" calcext:value-type="float">
            <text:p>655</text:p>
          </table:table-cell>
          <table:table-cell office:value-type="float" office:value="1323" calcext:value-type="float">
            <text:p>1323</text:p>
          </table:table-cell>
          <table:table-cell office:value-type="float" office:value="177" calcext:value-type="float">
            <text:p>177</text:p>
          </table:table-cell>
          <table:table-cell office:value-type="float" office:value="756" calcext:value-type="float">
            <text:p>756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(([.B17]-[.E17])^2+([.C17]-[.F17])^2+([.D17]-[.G17])^2)/([.B17]^2+c^2+d^2)" office:value-type="string" office:string-value="" calcext:value-type="error">
            <text:p>#NAME?</text:p>
          </table:table-cell>
          <table:table-cell table:formula="of:=(([.B17]-[.E17])^2+([.C17]-[.F17])^2+([.D17]-[.G17])^2)/([.B17]^2+[.C17]^2+[.D17]^2)" office:value-type="float" office:value="0.0091893965491025" calcext:value-type="float">
            <text:p>0.009189396549103</text:p>
          </table:table-cell>
          <table:table-cell table:style-name="ce1" table:formula="of:=(([.B18]-[.H18])^2+([.C18]-[.I18])^2+([.D18]-[.J18])^2)/([.B18]^2+c^2+d^2)" office:value-type="string" office:string-value="" calcext:value-type="error">
            <text:p>#NAME?</text:p>
          </table:table-cell>
          <table:table-cell table:formula="of:=(([.B17]-[.H17])^2+([.C17]-[.I17])^2+([.D17]-[.J17])^2)/([.B17]^2+[.C17]^2+[.D17]^2)" office:value-type="float" office:value="0.005860894407969" calcext:value-type="float">
            <text:p>0.0058608944079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54" calcext:value-type="float">
            <text:p>2254</text:p>
          </table:table-cell>
          <table:table-cell office:value-type="float" office:value="2852" calcext:value-type="float">
            <text:p>2852</text:p>
          </table:table-cell>
          <table:table-cell office:value-type="float" office:value="3698" calcext:value-type="float">
            <text:p>3698</text:p>
          </table:table-cell>
          <table:table-cell office:value-type="float" office:value="1991" calcext:value-type="float">
            <text:p>1991</text:p>
          </table:table-cell>
          <table:table-cell office:value-type="float" office:value="2795" calcext:value-type="float">
            <text:p>2795</text:p>
          </table:table-cell>
          <table:table-cell office:value-type="float" office:value="3692" calcext:value-type="float">
            <text:p>3692</text:p>
          </table:table-cell>
          <table:table-cell/>
          <table:table-cell table:formula="of:=(([.B18]-[.E18])^2+([.C18]-[.F18])^2+([.D18]-[.G18])^2)/([.B18]^2+c^2+d^2)" office:value-type="string" office:string-value="" calcext:value-type="error">
            <text:p>#NAME?</text:p>
          </table:table-cell>
          <table:table-cell table:formula="of:=(([.B18]-[.E18])^2+([.C18]-[.F18])^2+([.D18]-[.G18])^2)/([.B18]^2+[.C18]^2+[.D18]^2)" office:value-type="string" office:string-value="" calcext:value-type="error">
            <text:p>#DIV/0!</text:p>
          </table:table-cell>
          <table:table-cell table:style-name="ce1" table:formula="of:=(([.B19]-[.H19])^2+([.C19]-[.I19])^2+([.D19]-[.J19])^2)/([.B19]^2+c^2+d^2)" office:value-type="string" office:string-value="" calcext:value-type="error">
            <text:p>#NAME?</text:p>
          </table:table-cell>
          <table:table-cell table:formula="of:=(([.B18]-[.H18])^2+([.C18]-[.I18])^2+([.D18]-[.J18])^2)/([.B18]^2+[.C18]^2+[.D18]^2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USDA</text:p>
          </table:table-cell>
          <table:table-cell office:value-type="string" calcext:value-type="string">
            <text:p>USDB</text:p>
          </table:table-cell>
          <table:table-cell/>
          <table:table-cell office:value-type="string" calcext:value-type="string">
            <text:p>USDA</text:p>
          </table:table-cell>
          <table:table-cell office:value-type="string" calcext:value-type="string">
            <text:p>USD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_gs </text:p>
          </table:table-cell>
          <table:table-cell office:value-type="string" calcext:value-type="string">
            <text:p>[MeV]</text:p>
          </table:table-cell>
          <table:table-cell table:number-columns-repeated="2" office:value-type="string" calcext:value-type="string">
            <text:p>B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-BE</text:p>
          </table:table-cell>
          <table:table-cell office:value-type="float" office:value="17" calcext:value-type="float">
            <text:p>17</text:p>
          </table:table-cell>
          <table:table-cell office:value-type="float" office:value="-3.944" calcext:value-type="float">
            <text:p>-3.944</text:p>
          </table:table-cell>
          <table:table-cell office:value-type="float" office:value="-3.926" calcext:value-type="float">
            <text:p>-3.926</text:p>
          </table:table-cell>
          <table:table-cell/>
          <table:table-cell table:formula="of:=[.$A$23]-[.C22]" office:value-type="float" office:value="131.563" calcext:value-type="float">
            <text:p>131.563</text:p>
          </table:table-cell>
          <table:table-cell table:formula="of:=[.$A$23]-[.D22]" office:value-type="float" office:value="131.545" calcext:value-type="float">
            <text:p>131.545</text:p>
          </table:table-cell>
          <table:table-cell table:number-columns-repeated="8"/>
        </table:table-row>
        <table:table-row table:style-name="ro1">
          <table:table-cell office:value-type="float" office:value="127.619" calcext:value-type="float">
            <text:p>127.619</text:p>
          </table:table-cell>
          <table:table-cell office:value-type="float" office:value="18" calcext:value-type="float">
            <text:p>18</text:p>
          </table:table-cell>
          <table:table-cell office:value-type="float" office:value="-11.787" calcext:value-type="float">
            <text:p>-11.787</text:p>
          </table:table-cell>
          <table:table-cell office:value-type="float" office:value="-11.932" calcext:value-type="float">
            <text:p>-11.932</text:p>
          </table:table-cell>
          <table:table-cell/>
          <table:table-cell table:formula="of:=[.$A$23]-[.C23]" office:value-type="float" office:value="139.406" calcext:value-type="float">
            <text:p>139.406</text:p>
          </table:table-cell>
          <table:table-cell table:formula="of:=[.$A$23]-[.D23]" office:value-type="float" office:value="139.551" calcext:value-type="float">
            <text:p>139.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5.888" calcext:value-type="float">
            <text:p>-15.888</text:p>
          </table:table-cell>
          <table:table-cell office:value-type="float" office:value="-15.956" calcext:value-type="float">
            <text:p>-15.956</text:p>
          </table:table-cell>
          <table:table-cell/>
          <table:table-cell table:formula="of:=[.$A$23]-[.C24]" office:value-type="float" office:value="143.507" calcext:value-type="float">
            <text:p>143.507</text:p>
          </table:table-cell>
          <table:table-cell table:formula="of:=[.$A$23]-[.D24]" office:value-type="float" office:value="143.575" calcext:value-type="float">
            <text:p>143.5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3.51" calcext:value-type="float">
            <text:p>-23.51</text:p>
          </table:table-cell>
          <table:table-cell office:value-type="float" office:value="-23.632" calcext:value-type="float">
            <text:p>-23.632</text:p>
          </table:table-cell>
          <table:table-cell/>
          <table:table-cell table:formula="of:=[.$A$23]-[.C25]" office:value-type="float" office:value="151.129" calcext:value-type="float">
            <text:p>151.129</text:p>
          </table:table-cell>
          <table:table-cell table:formula="of:=[.$A$23]-[.D25]" office:value-type="float" office:value="151.251" calcext:value-type="float">
            <text:p>151.2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7.377" calcext:value-type="float">
            <text:p>-27.377</text:p>
          </table:table-cell>
          <table:table-cell office:value-type="float" office:value="-27.404" calcext:value-type="float">
            <text:p>-27.404</text:p>
          </table:table-cell>
          <table:table-cell/>
          <table:table-cell table:formula="of:=[.$A$23]-[.C26]" office:value-type="float" office:value="154.996" calcext:value-type="float">
            <text:p>154.996</text:p>
          </table:table-cell>
          <table:table-cell table:formula="of:=[.$A$23]-[.D26]" office:value-type="float" office:value="155.023" calcext:value-type="float">
            <text:p>155.0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4.479" calcext:value-type="float">
            <text:p>-34.479</text:p>
          </table:table-cell>
          <table:table-cell office:value-type="float" office:value="-34.498" calcext:value-type="float">
            <text:p>-34.498</text:p>
          </table:table-cell>
          <table:table-cell/>
          <table:table-cell table:formula="of:=[.$A$23]-[.C27]" office:value-type="float" office:value="162.098" calcext:value-type="float">
            <text:p>162.098</text:p>
          </table:table-cell>
          <table:table-cell table:formula="of:=[.$A$23]-[.D27]" office:value-type="float" office:value="162.117" calcext:value-type="float">
            <text:p>162.1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37.265" calcext:value-type="float">
            <text:p>-37.265</text:p>
          </table:table-cell>
          <table:table-cell office:value-type="float" office:value="-37.079" calcext:value-type="float">
            <text:p>-37.079</text:p>
          </table:table-cell>
          <table:table-cell/>
          <table:table-cell table:formula="of:=[.$A$23]-[.C28]" office:value-type="float" office:value="164.884" calcext:value-type="float">
            <text:p>164.884</text:p>
          </table:table-cell>
          <table:table-cell table:formula="of:=[.$A$23]-[.D28]" office:value-type="float" office:value="164.698" calcext:value-type="float">
            <text:p>164.69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41.394" calcext:value-type="float">
            <text:p>-41.394</text:p>
          </table:table-cell>
          <table:table-cell office:value-type="float" office:value="-41.225" calcext:value-type="float">
            <text:p>-41.225</text:p>
          </table:table-cell>
          <table:table-cell/>
          <table:table-cell table:formula="of:=[.$A$23]-[.C29]" office:value-type="float" office:value="169.013" calcext:value-type="float">
            <text:p>169.013</text:p>
          </table:table-cell>
          <table:table-cell table:formula="of:=[.$A$23]-[.D29]" office:value-type="float" office:value="168.844" calcext:value-type="float">
            <text:p>168.8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40.093" calcext:value-type="float">
            <text:p>-40.093</text:p>
          </table:table-cell>
          <table:table-cell office:value-type="float" office:value="-39.922" calcext:value-type="float">
            <text:p>-39.922</text:p>
          </table:table-cell>
          <table:table-cell/>
          <table:table-cell table:formula="of:=[.$A$23]-[.C30]" office:value-type="float" office:value="167.712" calcext:value-type="float">
            <text:p>167.712</text:p>
          </table:table-cell>
          <table:table-cell table:formula="of:=[.$A$23]-[.D30]" office:value-type="float" office:value="167.541" calcext:value-type="float">
            <text:p>167.5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40.893" calcext:value-type="float">
            <text:p>-40.893</text:p>
          </table:table-cell>
          <table:table-cell office:value-type="float" office:value="-40.869" calcext:value-type="float">
            <text:p>-40.869</text:p>
          </table:table-cell>
          <table:table-cell/>
          <table:table-cell table:formula="of:=[.$A$23]-[.C31]" office:value-type="float" office:value="168.512" calcext:value-type="float">
            <text:p>168.512</text:p>
          </table:table-cell>
          <table:table-cell table:formula="of:=[.$A$23]-[.D31]" office:value-type="float" office:value="168.488" calcext:value-type="float">
            <text:p>168.4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38.997" calcext:value-type="float">
            <text:p>-38.997</text:p>
          </table:table-cell>
          <table:table-cell office:value-type="float" office:value="-38.713" calcext:value-type="float">
            <text:p>-38.713</text:p>
          </table:table-cell>
          <table:table-cell/>
          <table:table-cell table:formula="of:=[.$A$23]-[.C32]" office:value-type="float" office:value="166.616" calcext:value-type="float">
            <text:p>166.616</text:p>
          </table:table-cell>
          <table:table-cell table:formula="of:=[.$A$23]-[.D32]" office:value-type="float" office:value="166.332" calcext:value-type="float">
            <text:p>166.3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39.251" calcext:value-type="float">
            <text:p>-39.251</text:p>
          </table:table-cell>
          <table:table-cell office:value-type="float" office:value="-38.886" calcext:value-type="float">
            <text:p>-38.886</text:p>
          </table:table-cell>
          <table:table-cell/>
          <table:table-cell table:formula="of:=[.$A$23]-[.C33]" office:value-type="float" office:value="166.87" calcext:value-type="float">
            <text:p>166.87</text:p>
          </table:table-cell>
          <table:table-cell table:formula="of:=[.$A$23]-[.D33]" office:value-type="float" office:value="166.505" calcext:value-type="float">
            <text:p>166.5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7:18:40.3069435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4:02:44.037222632</meta:creation-date>
    <meta:editing-duration>PT2H45M4S</meta:editing-duration>
    <meta:editing-cycles>7</meta:editing-cycles>
    <meta:generator>LibreOffice/5.3.1.2$Linux_X86_64 LibreOffice_project/30m0$Build-2</meta:generator>
    <dc:date>2017-07-13T17:35:33.684127646</dc:date>
    <meta:document-statistic meta:table-count="1" meta:cell-count="248" meta:object-count="0"/>
  </office:meta>
</office:document-meta>
</file>